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font-size="12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gumił Hoffmann</text:p>
      <text:p text:style-name="P2">Urodził się 17 czerwca 1890 r. w Pruskiej Dąbrówce koło Sztumu. W latach 1902 – 1911 uczęszczał do gimnazjum w Brodnicy, gdzie aktywnie udzielał się w tajnym Kole Filomatów. Po maturze studiował historię, filozofię oraz literaturę niemiecką na uniwersytecie w Berlinie. Podjął studia na Uniwersytecie Poznańskim, a w lipcu 1922 r. decyzją Kuratorium Okręgu Szkolnego Pomorskiego powołany został do pracy w Państwowym Gimnazjum Klasycznym w Chojnicach jako nauczyciel. Przed objęciem tej posady poślubił Helenę Sobierajską. W 1928 r. przystąpił do egzaminu przed państwową komisją w Poznaniu i otrzymał dyplom nauczyciela szkół średnich. Wykładał historię, geografię, filozofię oraz łacinę. Był członkiem Towarzystwa Naukowego w Toruniu. W 1934 r. należał do grona założycieli Towarzystwa Miłośników Chojnic i Okolicy, pełniąc w jego zarządzie funkcję sekretarza. Swoje prace publikował w czasopiśmie ,,Zabory”. W 1938 r. Bogumił Hoffmann otrzymał nominację Ministra Wyznań Religijnych i Oświecenia Publicznego na stanowisko dyrektora Państwowego Gimnazjum <text:s/>w Nowym Mieście Lubawskim. Jesienią 1944 r. został aresztowany i osadzony w obozie koncentracyjnym w Stutthofie. Zmarł z wycieńczenia 18 lutego 1945 r. w Rybnie koło Wejherowa i tam został pochowa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3T11:12:12.38</meta:creation-date>
    <meta:document-statistic meta:table-count="0" meta:image-count="0" meta:object-count="0" meta:page-count="1" meta:paragraph-count="2" meta:word-count="179" meta:character-count="1272"/>
    <dc:date>2022-11-23T11:18:22.57</dc:date>
    <meta:editing-duration>PT6M10S</meta:editing-duration>
    <meta:editing-cycles>1</meta:editing-cycles>
    <meta:generator>OpenOffice/4.1.3$Win32 OpenOffice.org_project/413m1$Build-9783</meta:generator>
  </office:meta>
</office:document-meta>
</file>